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1" officeooo:paragraph-rsid="000f3e78"/>
    </style:style>
    <style:style style:name="P2" style:family="paragraph" style:parent-style-name="Text_20_body">
      <style:text-properties style:font-name="Liberation Sans1" officeooo:rsid="000c3824" officeooo:paragraph-rsid="000c3824"/>
    </style:style>
    <style:style style:name="P3" style:family="paragraph" style:parent-style-name="Text_20_body">
      <style:text-properties style:font-name="Liberation Sans1" officeooo:paragraph-rsid="000c3824"/>
    </style:style>
    <style:style style:name="P4" style:family="paragraph" style:parent-style-name="Text_20_body">
      <style:text-properties style:font-name="Liberation Sans1" officeooo:rsid="0014d840" officeooo:paragraph-rsid="0014d840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1df569" officeooo:paragraph-rsid="001df569" style:font-weight-asian="bold" style:font-weight-complex="bold"/>
    </style:style>
    <style:style style:name="P6" style:family="paragraph" style:parent-style-name="Title">
      <style:text-properties officeooo:rsid="001abf10" officeooo:paragraph-rsid="001abf10"/>
    </style:style>
    <style:style style:name="P7" style:family="paragraph" style:parent-style-name="Heading_20_1">
      <style:text-properties style:font-name="Liberation Sans1"/>
    </style:style>
    <style:style style:name="P8" style:family="paragraph" style:parent-style-name="Heading_20_1">
      <style:text-properties style:font-name="Liberation Sans1" officeooo:rsid="0012b8a1" officeooo:paragraph-rsid="0012b8a1"/>
    </style:style>
    <style:style style:name="P9" style:family="paragraph" style:parent-style-name="Heading_20_1">
      <style:text-properties style:font-name="Liberation Sans1" officeooo:rsid="000c3824" officeooo:paragraph-rsid="000c3824"/>
    </style:style>
    <style:style style:name="P10" style:family="paragraph" style:parent-style-name="Heading_20_3">
      <style:text-properties style:font-name="Liberation Sans1" officeooo:rsid="000c3824" officeooo:paragraph-rsid="000c3824"/>
    </style:style>
    <style:style style:name="P11" style:family="paragraph" style:parent-style-name="Text_20_body" style:list-style-name="L1">
      <style:text-properties style:font-name="Liberation Sans1" style:text-underline-style="none" fo:font-weight="normal" officeooo:rsid="001df569" officeooo:paragraph-rsid="001df569" style:font-weight-asian="normal" style:font-weight-complex="normal"/>
    </style:style>
    <style:style style:name="P12" style:family="paragraph" style:parent-style-name="Text_20_body" style:list-style-name="L2">
      <style:text-properties style:font-name="Liberation Sans1" officeooo:rsid="0020c1c9" officeooo:paragraph-rsid="0020c1c9"/>
    </style:style>
    <style:style style:name="P13" style:family="paragraph" style:parent-style-name="Text_20_body" style:list-style-name="L2">
      <style:text-properties style:font-name="Liberation Sans1" officeooo:rsid="0020c1c9" officeooo:paragraph-rsid="0024b790"/>
    </style:style>
    <style:style style:name="P14" style:family="paragraph" style:parent-style-name="Text_20_body" style:list-style-name="L2">
      <style:text-properties style:font-name="Liberation Sans1" officeooo:rsid="0020c1c9" officeooo:paragraph-rsid="002d88b2"/>
    </style:style>
    <style:style style:name="P15" style:family="paragraph" style:parent-style-name="Text_20_body" style:list-style-name="L3">
      <style:text-properties style:font-name="Liberation Sans1" officeooo:rsid="000c3824" officeooo:paragraph-rsid="001f3c69"/>
    </style:style>
    <style:style style:name="P16" style:family="paragraph" style:parent-style-name="Text_20_body" style:list-style-name="L3">
      <style:text-properties style:font-name="Liberation Sans1" officeooo:rsid="000c3824" officeooo:paragraph-rsid="0024b790"/>
    </style:style>
    <style:style style:name="P17" style:family="paragraph" style:parent-style-name="Text_20_body" style:list-style-name="L4">
      <style:text-properties style:font-name="Liberation Sans1" officeooo:rsid="000c3824" officeooo:paragraph-rsid="002913e4"/>
    </style:style>
    <style:style style:name="P18" style:family="paragraph" style:parent-style-name="Text_20_body">
      <style:text-properties style:font-name="Liberation Sans1" officeooo:rsid="000c3824" officeooo:paragraph-rsid="000c3824"/>
    </style:style>
    <style:style style:name="P19" style:family="paragraph" style:parent-style-name="Text_20_body" style:list-style-name="L4">
      <style:text-properties style:font-name="Liberation Sans1" officeooo:paragraph-rsid="002913e4"/>
    </style:style>
    <style:style style:name="P20" style:family="paragraph" style:parent-style-name="Text_20_body" style:list-style-name="L5">
      <style:text-properties style:font-name="Liberation Sans1" officeooo:paragraph-rsid="0012b8a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f3e78"/>
    </style:style>
    <style:style style:name="T3" style:family="text">
      <style:text-properties style:text-underline-style="solid" style:text-underline-width="auto" style:text-underline-color="font-color" officeooo:rsid="000f842a"/>
    </style:style>
    <style:style style:name="T4" style:family="text">
      <style:text-properties officeooo:rsid="000da4a6"/>
    </style:style>
    <style:style style:name="T5" style:family="text">
      <style:text-properties officeooo:rsid="000c3824"/>
    </style:style>
    <style:style style:name="T6" style:family="text">
      <style:text-properties style:text-underline-style="non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90875"/>
    </style:style>
    <style:style style:name="T10" style:family="text">
      <style:text-properties style:text-position="sub 58%" officeooo:rsid="001d8d25"/>
    </style:style>
    <style:style style:name="T11" style:family="text">
      <style:text-properties officeooo:rsid="001db82f"/>
    </style:style>
    <style:style style:name="T12" style:family="text">
      <style:text-properties style:font-name="Liberation Sans1"/>
    </style:style>
    <style:style style:name="T13" style:family="text">
      <style:text-properties style:font-name="Liberation Sans1" style:text-underline-style="none" fo:font-weight="normal" style:font-weight-asian="normal" style:font-weight-complex="normal"/>
    </style:style>
    <style:style style:name="T14" style:family="text">
      <style:text-properties officeooo:rsid="001f3c69"/>
    </style:style>
    <style:style style:name="T15" style:family="text">
      <style:text-properties officeooo:rsid="00231e6a"/>
    </style:style>
    <style:style style:name="T16" style:family="text">
      <style:text-properties officeooo:rsid="00249332"/>
    </style:style>
    <style:style style:name="T17" style:family="text">
      <style:text-properties officeooo:rsid="0024b790"/>
    </style:style>
    <style:style style:name="T18" style:family="text">
      <style:text-properties officeooo:rsid="002d7930"/>
    </style:style>
    <style:style style:name="T19" style:family="text">
      <style:text-properties officeooo:rsid="0030bd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babilité : partie <text:span text:style-name="T18">2</text:span></text:p>
      <text:h text:style-name="P7" text:outline-level="1">Programme</text:h>
      <text:p text:style-name="P5"><text:span text:style-name="T12">Catégories</text:span><text:span text:style-name="T13"> :</text:span></text:p>
      <text:list xml:id="list2818808781" text:style-name="L1">
        <text:list-item>
          <text:p text:style-name="P11">Modèle associé à une expérience aléatoire à plusieurs épreuves indépendantes</text:p>
        </text:list-item>
        <text:list-item>
          <text:p text:style-name="P11">Variables aléatoires</text:p>
        </text:list-item>
      </text:list>
      <text:p text:style-name="P1"><text:span text:style-name="T3">Contenus</text:span><text:span text:style-name="T4"> :</text:span></text:p>
      <text:list xml:id="list205514077" text:style-name="L2">
        <text:list-item>
          <text:p text:style-name="P12">(<text:span text:style-name="T19">1</text:span>) Probabilité associée à une expérience aléatoire à deux épreuves indépendantes.</text:p>
        </text:list-item>
        <text:list-item>
          <text:p text:style-name="P14">(<text:span text:style-name="T19">1</text:span>) Probabilité associée à la répétition d’épreuves aléatoires identiques et indépendantes de Bernoulli.</text:p>
        </text:list-item>
        <text:list-item>
          <text:p text:style-name="P12"><text:span text:style-name="T17">(</text:span><text:span text:style-name="T19">2</text:span><text:span text:style-name="T17">) </text:span>Variable aléatoire discrète : loi de probabilité, espérance.</text:p>
        </text:list-item>
        <text:list-item>
          <text:p text:style-name="P13"><text:span text:style-name="T17">(</text:span><text:span text:style-name="T19">2</text:span><text:span text:style-name="T17">) </text:span>Loi de Bernoulli (0,1) de paramètre p, espérance.</text:p>
        </text:list-item>
      </text:list>
      <text:p text:style-name="P2"><text:span text:style-name="T3">Capacités attendues</text:span> :</text:p>
      <text:list xml:id="list966381389" text:style-name="L3">
        <text:list-item>
          <text:p text:style-name="P15"><text:span text:style-name="T15">(</text:span><text:span text:style-name="T19">1</text:span><text:span text:style-name="T15">) </text:span>Représenter par un arbre de probabilités une expérience aléatoire à deux épreuves indépendantes et déterminer les probabilités des événements associés aux différents chemins.</text:p>
        </text:list-item>
        <text:list-item>
          <text:p text:style-name="P15"><text:span text:style-name="T15">(</text:span><text:span text:style-name="T19">1</text:span><text:span text:style-name="T15">) </text:span>Représenter par un arbre de probabilités la répétition de n épreuves aléatoires identiques et indépendantes de Bernoulli avec n ⩽ 4 afin de calculer des probabilités.</text:p>
        </text:list-item>
        <text:list-item>
          <text:p text:style-name="P16"><text:span text:style-name="T17">(</text:span><text:span text:style-name="T19">2</text:span><text:span text:style-name="T17">) </text:span>Interpréter en situation les écritures {X = a}, {X ⩽ a} où X désigne une variable aléatoire et calculer les probabilités correspondantes P(X = a), P(X ⩽ a).</text:p>
        </text:list-item>
        <text:list-item>
          <text:p text:style-name="P16"><text:span text:style-name="T17">(</text:span><text:span text:style-name="T19">2</text:span><text:span text:style-name="T17">) </text:span>Calculer et interpréter en contexte l'espérance d'une variable aléatoire discrète.</text:p>
        </text:list-item>
        <text:list-item>
          <text:p text:style-name="P16"><text:span text:style-name="T17">(</text:span><text:span text:style-name="T19">2</text:span><text:span text:style-name="T17">) </text:span>Reconnaître une situation aléatoire modélisée par une loi de Bernoulli.</text:p>
        </text:list-item>
        <text:list-item>
          <text:p text:style-name="P16"><text:span text:style-name="T17">(</text:span><text:span text:style-name="T19">2</text:span><text:span text:style-name="T17">) </text:span><text:span text:style-name="T16">S</text:span>imuler N échantillons de taille n d’une loi de Bernoulli et représenter les fréquences observées des 1 par un histogramme ou un nuage de points.</text:p>
        </text:list-item>
        <text:list-item>
          <text:p text:style-name="P16"><text:span text:style-name="T17">(</text:span><text:span text:style-name="T19">2</text:span><text:span text:style-name="T17">) </text:span>Interpréter sur des exemples la distance à p de la fréquence observée des 1 dans un échantillon de taille n d’une loi de Bernoulli de paramètre p.</text:p>
        </text:list-item>
      </text:list>
      <text:p text:style-name="P2"><text:span text:style-name="T1">Exemple d’algorithme</text:span><text:span text:style-name="T6"> :</text:span></text:p>
      <text:list xml:id="list3369351544" text:style-name="L4">
        <text:list-item>
          <text:p text:style-name="P19"><text:soft-page-break/>(<text:span text:style-name="T19">2</text:span>) Simuler des échantillons de taille n d’une loi de Bernoulli à partir d’un générateur de nombres aléatoires entre 0 et 1.</text:p>
        </text:list-item>
        <text:list-item>
          <text:p text:style-name="P19">(<text:span text:style-name="T19">2</text:span>) Représenter par un histogramme ou par un nuage de points les fréquences observées des 1 dans N échantillons de taille n d’une loi de Bernoulli.</text:p>
        </text:list-item>
        <text:list-item>
          <text:p text:style-name="P17">(<text:span text:style-name="T19">2)</text:span> Compter le nombre de valeurs situées dans un intervalle de la forme [p - ks ; p + ks] pour k ∈ {1;2;3}.</text:p>
        </text:list-item>
      </text:list>
      <text:p text:style-name="P3"><text:span text:style-name="T2">Approfondissement possible</text:span><text:span text:style-name="T5"> :</text:span></text:p>
      <text:h text:style-name="P8" text:outline-level="1">Objectif<text:span text:style-name="T9">s</text:span> d’apprentissage</text:h>
      <text:p text:style-name="P4">(note : utiliser un verbe d’<text:span text:style-name="T7">action </text:span><text:span text:style-name="T8">!)</text:span></text:p>
      <text:list xml:id="list98437994" text:style-name="L5">
        <text:list-item>
          <text:p text:style-name="P20"/>
        </text:list-item>
      </text:list>
      <text:h text:style-name="P9" text:outline-level="1">Séances</text:h>
      <text:h text:style-name="P10" text:outline-level="3">Séance 1</text:h>
      <text:p text:style-name="P3"/>
      <text:h text:style-name="P10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10-18T16:40:42.254941916</dc:date>
    <meta:editing-duration>PT26M26S</meta:editing-duration>
    <meta:editing-cycles>39</meta:editing-cycles>
    <meta:document-statistic meta:table-count="0" meta:image-count="0" meta:object-count="0" meta:page-count="2" meta:paragraph-count="29" meta:word-count="331" meta:character-count="1973" meta:non-whitespace-character-count="1687"/>
  </office:meta>
</office:document-meta>
</file>